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e4af4" officeooo:paragraph-rsid="001e4af4"/>
    </style:style>
    <style:style style:name="P2" style:family="paragraph" style:parent-style-name="Standard">
      <style:text-properties officeooo:rsid="0020412d" officeooo:paragraph-rsid="0020412d"/>
    </style:style>
    <style:style style:name="T1" style:family="text">
      <style:text-properties officeooo:rsid="0021aed7"/>
    </style:style>
    <style:style style:name="T2" style:family="text">
      <style:text-properties officeooo:rsid="0022a8c3"/>
    </style:style>
    <style:style style:name="T3" style:family="text">
      <style:text-properties officeooo:rsid="0023f772"/>
    </style:style>
    <style:style style:name="T4" style:family="text">
      <style:text-properties officeooo:rsid="0024a14d"/>
    </style:style>
    <style:style style:name="T5" style:family="text">
      <style:text-properties officeooo:rsid="0024c637"/>
    </style:style>
    <style:style style:name="T6" style:family="text">
      <style:text-properties officeooo:rsid="0025502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3:</text:p>
      <text:p text:style-name="P1">Note:</text:p>
      <text:p text:style-name="P2">- Xác định loại của interface:</text:p>
      <text:p text:style-name="P2"><text:tab/><text:span text:style-name="T1">c1:</text:span></text:p>
      <text:p text:style-name="P2"><text:tab/><text:tab/></text:p>
      <text:p text:style-name="P2"><text:tab/><text:span text:style-name="T1">c2:</text:span></text:p>
      <text:p text:style-name="P2"><text:tab/><text:tab/><text:span text:style-name="T1">switch a.type() {</text:span></text:p>
      <text:p text:style-name="P2"><text:tab/><text:tab/>}</text:p>
      <text:p text:style-name="P2">- <text:span text:style-name="T1">$GOPATH = $PWD</text:span></text:p>
      <text:p text:style-name="P2">- <text:span text:style-name="T2">go build dùng để tổ chức nhiều file go</text:span></text:p>
      <text:p text:style-name="P2">- <text:span text:style-name="T2">package thực thi: main, package thư viện: tên khác main</text:span></text:p>
      <text:p text:style-name="P2">- <text:span text:style-name="T3">go get ./... : download tat ca dependency can thiet</text:span></text:p>
      <text:p text:style-name="P2">- <text:s/><text:span text:style-name="T4">với các hàm: nếu viết hoa chữ đầu IDENT thì là public</text:span></text:p>
      <text:p text:style-name="P2">- <text:span text:style-name="T4">với các hàm: nếu chữ đầu viết thường IDENT thì là private</text:span></text:p>
      <text:p text:style-name="P2">- <text:span text:style-name="T5">profiling</text:span></text:p>
      <text:p text:style-name="P2"/>
      <text:p text:style-name="P2">- <text:span text:style-name="T6">extra: gcc go,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2T13:51:45.857098914</meta:creation-date>
    <dc:date>2015-10-02T17:23:31.390007062</dc:date>
    <meta:editing-duration>PT3H17M21S</meta:editing-duration>
    <meta:editing-cycles>8</meta:editing-cycles>
    <meta:generator>LibreOffice/4.2.6.3$Linux_x86 LibreOffice_project/420m0$Build-3</meta:generator>
    <meta:document-statistic meta:table-count="0" meta:image-count="0" meta:object-count="0" meta:page-count="1" meta:paragraph-count="16" meta:word-count="82" meta:character-count="379" meta:non-whitespace-character-count="302"/>
  </office:meta>
</office:document-meta>
</file>